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1cm" svg:y="5.118cm">
          <draw:text-box>
            <text:p text:style-name="P1"><text:span text:style-name="T1">1</text:span></text:p>
          </draw:text-box>
        </draw:frame>
        <draw:frame draw:style-name="gr1" draw:text-style-name="P2" draw:layer="layout" svg:width="0.889cm" svg:height="0.962cm" svg:x="8.621cm" svg:y="5.118cm">
          <draw:text-box>
            <text:p text:style-name="P2"><text:span text:style-name="T2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 text:style-name="P3"><text:span text:style-name="T3">1</text:span></text:p>
          </draw:text-box>
        </draw:frame>
        <draw:frame draw:style-name="gr1" draw:text-style-name="P1" draw:layer="layout" svg:width="0.889cm" svg:height="0.962cm" svg:x="8.62cm" svg:y="7.65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8.621cm" svg:y="3.84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9.89cm" svg:y="6.38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7.35cm" svg:y="6.388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05:27.678336001</meta:creation-date>
    <dc:date>2015-01-08T23:06:42.135931857</dc:date>
    <meta:editing-duration>PT44S</meta:editing-duration>
    <meta:editing-cycles>2</meta:editing-cycles>
    <meta:generator>LibreOffice/4.2.7.2$Linux_X86_64 LibreOffice_project/420m0$Build-2</meta:generator>
    <meta:document-statistic meta:object-count="8"/>
  </office:meta>
</office:document-meta>
</file>